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application" xlink:type="simple"/>
      <script:event-listener script:language="ooo:script" script:event-name="dom:unload" xlink:href="vnd.sun.star.script:Standard.Module1.Main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11:48:57.913000000</meta:creation-date>
    <dc:date>2023-08-20T12:40:45.756000000</dc:date>
    <meta:editing-duration>PT51M39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